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3cd6312" officeooo:paragraph-rsid="03e2b749"/>
    </style:style>
    <style:style style:name="P5" style:family="paragraph" style:parent-style-name="Text_20_body">
      <style:text-properties officeooo:rsid="0411fb25" officeooo:paragraph-rsid="0411fb25"/>
    </style:style>
    <style:style style:name="P6" style:family="paragraph" style:parent-style-name="Text_20_body">
      <style:text-properties officeooo:rsid="03eabd9d" officeooo:paragraph-rsid="04181739"/>
    </style:style>
    <style:style style:name="P7" style:family="paragraph" style:parent-style-name="Text_20_body">
      <style:text-properties officeooo:rsid="03c4c078" officeooo:paragraph-rsid="03fa73a6"/>
    </style:style>
    <style:style style:name="P8" style:family="paragraph" style:parent-style-name="Heading_20_2">
      <style:text-properties officeooo:rsid="03bd9aad" officeooo:paragraph-rsid="03e2b749"/>
    </style:style>
    <style:style style:name="P9" style:family="paragraph" style:parent-style-name="Heading_20_2">
      <style:text-properties officeooo:rsid="03bd9aad" officeooo:paragraph-rsid="03f692fd"/>
    </style:style>
    <style:style style:name="P10" style:family="paragraph" style:parent-style-name="Heading_20_2">
      <style:text-properties officeooo:rsid="03bd9aad" officeooo:paragraph-rsid="03cff3f2"/>
    </style:style>
    <style:style style:name="P11" style:family="paragraph" style:parent-style-name="Heading_20_2">
      <style:text-properties officeooo:rsid="0411fb25" officeooo:paragraph-rsid="0411fb25"/>
    </style:style>
    <style:style style:name="P12" style:family="paragraph" style:parent-style-name="Standard">
      <style:text-properties officeooo:paragraph-rsid="03f1c668"/>
    </style:style>
    <style:style style:name="P13" style:family="paragraph" style:parent-style-name="Text_20_body">
      <style:text-properties officeooo:rsid="03e1aa02" officeooo:paragraph-rsid="0416131a"/>
    </style:style>
    <style:style style:name="P14" style:family="paragraph" style:parent-style-name="Text_20_body">
      <style:text-properties officeooo:rsid="03e1aa02" officeooo:paragraph-rsid="042732ae"/>
    </style:style>
    <style:style style:name="P15" style:family="paragraph" style:parent-style-name="Text_20_body">
      <style:text-properties officeooo:rsid="041c2c23" officeooo:paragraph-rsid="041c2c23"/>
    </style:style>
    <style:style style:name="P16" style:family="paragraph" style:parent-style-name="Text_20_body">
      <style:text-properties fo:font-style="normal" officeooo:rsid="03ada89d" officeooo:paragraph-rsid="03ada89d" style:font-style-asian="normal" style:font-style-complex="normal"/>
    </style:style>
    <style:style style:name="P17" style:family="paragraph" style:parent-style-name="Text_20_body">
      <style:text-properties fo:font-style="normal" officeooo:rsid="03e1aa02" officeooo:paragraph-rsid="042307b2" style:font-style-asian="normal" style:font-style-complex="normal"/>
    </style:style>
    <style:style style:name="P18" style:family="paragraph" style:parent-style-name="Text_20_body">
      <style:text-properties fo:font-style="normal" officeooo:rsid="042307b2" officeooo:paragraph-rsid="042307b2" style:font-style-asian="normal" style:font-style-complex="normal"/>
    </style:style>
    <style:style style:name="P19" style:family="paragraph" style:parent-style-name="Text_20_body">
      <style:text-properties officeooo:rsid="042732ae" officeooo:paragraph-rsid="042732ae"/>
    </style:style>
    <style:style style:name="P20" style:family="paragraph" style:parent-style-name="Text_20_body">
      <style:text-properties officeooo:rsid="0428f079" officeooo:paragraph-rsid="0428f079"/>
    </style:style>
    <style:style style:name="P21" style:family="paragraph" style:parent-style-name="Heading_20_1">
      <style:text-properties officeooo:rsid="03ada89d" officeooo:paragraph-rsid="03ada89d"/>
    </style:style>
    <style:style style:name="P22" style:family="paragraph" style:parent-style-name="Heading_20_2">
      <style:text-properties officeooo:rsid="03bd9aad" officeooo:paragraph-rsid="041c2c23"/>
    </style:style>
    <style:style style:name="P23" style:family="paragraph" style:parent-style-name="Heading_20_2">
      <style:text-properties officeooo:rsid="03bd9aad" officeooo:paragraph-rsid="042307b2"/>
    </style:style>
    <style:style style:name="T1" style:family="text">
      <style:text-properties officeooo:rsid="03af622a"/>
    </style:style>
    <style:style style:name="T2" style:family="text">
      <style:text-properties fo:font-style="italic" style:font-style-asian="italic" style:font-style-complex="italic"/>
    </style:style>
    <style:style style:name="T3" style:family="text">
      <style:text-properties fo:font-style="italic" officeooo:rsid="03cf7497" style:font-style-asian="italic" style:font-style-complex="italic"/>
    </style:style>
    <style:style style:name="T4" style:family="text">
      <style:text-properties officeooo:rsid="03cdcb80"/>
    </style:style>
    <style:style style:name="T5" style:family="text">
      <style:text-properties officeooo:rsid="03ceb7a0"/>
    </style:style>
    <style:style style:name="T6" style:family="text">
      <style:text-properties officeooo:rsid="03d0d300"/>
    </style:style>
    <style:style style:name="T7" style:family="text">
      <style:text-properties officeooo:rsid="03d6b688"/>
    </style:style>
    <style:style style:name="T8" style:family="text">
      <style:text-properties officeooo:rsid="03e77197"/>
    </style:style>
    <style:style style:name="T9" style:family="text">
      <style:text-properties officeooo:rsid="03f692fd"/>
    </style:style>
    <style:style style:name="T10" style:family="text">
      <style:text-properties officeooo:rsid="040f0821"/>
    </style:style>
    <style:style style:name="T11" style:family="text">
      <style:text-properties officeooo:rsid="040f854d"/>
    </style:style>
    <style:style style:name="T12" style:family="text">
      <style:text-properties officeooo:rsid="041045fb"/>
    </style:style>
    <style:style style:name="T13" style:family="text">
      <style:text-properties officeooo:rsid="0415a22a"/>
    </style:style>
    <style:style style:name="T14" style:family="text">
      <style:text-properties officeooo:rsid="0416131a"/>
    </style:style>
    <style:style style:name="T15" style:family="text">
      <style:text-properties officeooo:rsid="0417594d"/>
    </style:style>
    <style:style style:name="T16" style:family="text">
      <style:text-properties officeooo:rsid="041947b9"/>
    </style:style>
    <style:style style:name="T17" style:family="text">
      <style:text-properties officeooo:rsid="041c2c23"/>
    </style:style>
    <style:style style:name="T18" style:family="text">
      <style:text-properties officeooo:rsid="041c6c93"/>
    </style:style>
    <style:style style:name="T19" style:family="text">
      <style:text-properties officeooo:rsid="041d0c5a"/>
    </style:style>
    <style:style style:name="T20" style:family="text">
      <style:text-properties officeooo:rsid="03f1c668"/>
    </style:style>
    <style:style style:name="T21" style:family="text">
      <style:text-properties officeooo:rsid="042732ae"/>
    </style:style>
    <style:style style:name="T22" style:family="text">
      <style:text-properties officeooo:rsid="0429e99d"/>
    </style:style>
    <style:style style:name="T23" style:family="text">
      <style:text-properties officeooo:rsid="042ba6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0">מטלה</text:span> <text:span text:style-name="T11">- שידוכים ושיבוצים</text:span></text:h>
      <text:p text:style-name="P16">יש לענות על שאלה אחת<text:span text:style-name="T4"> לבחירתכם</text:span>. הגשה בזוגות<text:span text:style-name="T1">, עד תחילת ההרצאה בשבוע הבא.</text:span></text:p>
      <text:p text:style-name="P23">שאלה 1<text:span text:style-name="T13">: שידוך יציב ויעילות</text:span></text:p>
      <text:p text:style-name="P17">א. <text:span text:style-name="T14">הוכיחו שכל שידוך יציב הוא יעיל-פארטו, אבל ההיפך לא נכון.</text:span></text:p>
      <text:p text:style-name="P18">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10">שאלה <text:span text:style-name="T21">2: כמה שידוכים יציבים יש?</text:span></text:p>
      <text:p text:style-name="P14"><text:span text:style-name="T21">כשיש 3 סטודנטים ו-3 מחלקות, יש 6 שידוכים אפשריים. כמה מהם יציבים?</text:span></text:p>
      <text:p text:style-name="P3"><text:span text:style-name="T21">א</text:span>.<text:span text:style-name="T21"> הראו דוגמה שבה יש רק שידוך יציב אחד.</text:span></text:p>
      <text:p text:style-name="P13"><text:span text:style-name="T21">ב</text:span>. <text:span text:style-name="T14">הראו דוגמה שבה יש בדיוק 2 שידוכים יציבים.</text:span></text:p>
      <text:p text:style-name="P19">ג. האם ייתכן שכל 6 השידוכים הם יציבים? אם כן - הראו דוגמה, אם לא - הוכיחו.</text:p>
      <text:p text:style-name="P19">ד. מה המספר הגדול ביותר של שידוכים יציבים שייתכנו במצב זה? </text:p>
      <text:p text:style-name="P22">שאלה <text:span text:style-name="T22">3: מי נשאר בחוץ?</text:span></text:p>
      <text:p text:style-name="P15">נניח שמספר הסטודנטים גדול ממספר המחלקות (ובכל מחלקה יש מקום אחד). במצב זה, בכל שידוך, חלק מהסטודנטים יישארו בחוץ.</text:p>
      <text:p text:style-name="P15">א. הראו דוגמה עם <text:span text:style-name="T19">3</text:span> סטודנטים ו-<text:span text:style-name="T19">2</text:span> מחלקות, שבה יש לפחות שני שידוכים יציבים. מיצאו את שניהם והראו איזה סטודנט נשאר בחוץ בכל שידוך יציב.</text:p>
      <text:p text:style-name="P15">ב. הוכיחו, שב<text:span text:style-name="T2">כל </text:span>שידוך יציב (לא משנה באיזה אלגוריתם מצאנו אותו), <text:span text:style-name="T2">אותם </text:span>סטודנטים יישארו בחוץ. כלומר, אם מישהו נשאר בחוץ בשידוך יציב א, אז הוא נשאר בחוץ גם בשידוך יציב ב.</text:p>
      <text:p text:style-name="P20">אם אתם נתקעים, קיראו בויקיפדיה על "Rural hospitals theorem".</text:p>
      <text:p text:style-name="P8">שאלה <text:span text:style-name="T22">4</text:span>: <text:span text:style-name="T8">אלגוריתם קבלה-על-תנאי</text:span></text:p>
      <text:p text:style-name="P6">א. <text:span text:style-name="T14">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4"><text:span text:style-name="T16">ב. </text:span>הוכיחו <text:span text:style-name="T5">ש</text:span>אלגוריתם קבלה על-תנאי <text:span text:style-name="T6">כשהמחלקות מציעות</text:span>, מחזיר את השידוך<text:span text:style-name="T7"> היציב</text:span> <text:span text:style-name="T2">הכי גרוע עבור </text:span><text:span text:style-name="T3">הסטודנטים </text:span>מכל השידוכים היציבים<text:span text:style-name="T7"> (רמז: הוכיחו שכל שידוך יציב שהוא הכי טוב עבור המחלקות, הוא הכי גרוע עבור הסטודנטים).</text:span></text:p>
      <text:p text:style-name="P12"><text:soft-page-break/><text:span text:style-name="T20">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span></text:p>
      <text:p text:style-name="P9">שאלה<text:span text:style-name="T23">5</text:span>: <text:span text:style-name="T9">שידוך יציב לפי גובה</text:span></text:p>
      <text:p text:style-name="P7">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2"> הוכיחו שהוא אמיתי.</text:span></text:p>
      <text:p text:style-name="P11">שאלה <text:span text:style-name="T23">6</text:span>: תיכנות - יציבות</text:p>
      <text:p text:style-name="P5">כיתבו אלגוריתם המקבל שידוך ובודק אם הוא יציב.</text:p>
      <text:p text:style-name="P5">בניגוד למטלות הקודמות, הפעם אתם תגדירו את מבני-הנתונים הדרושים, <text:span text:style-name="T15">פורמט </text:span>הקלט <text:span text:style-name="T15">ו</text:span>הפלט.</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11T16:26:49.528009481</dc:date>
    <meta:editing-duration>P11DT1H27M39S</meta:editing-duration>
    <meta:editing-cycles>955</meta:editing-cycles>
    <meta:document-statistic meta:table-count="0" meta:image-count="0" meta:object-count="0" meta:page-count="2" meta:paragraph-count="27" meta:word-count="425" meta:character-count="2333" meta:non-whitespace-character-count="1931"/>
  </office:meta>
</office:document-meta>
</file>